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32cm" fo:min-width="1.88cm"/>
    </style:style>
    <style:style style:name="gr2" style:family="graphic" style:parent-style-name="standard">
      <style:graphic-properties draw:textarea-horizontal-align="justify" draw:textarea-vertical-align="middle" draw:auto-grow-height="false" fo:min-height="0.533cm" fo:min-width="1.88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603cm" fo:min-width="1.352cm"/>
    </style:style>
    <style:style style:name="gr5" style:family="graphic" style:parent-style-name="standard">
      <style:graphic-properties draw:textarea-horizontal-align="justify" draw:textarea-vertical-align="middle" draw:auto-grow-height="false" fo:min-height="1.579cm" fo:min-width="1.03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3cm" fo:min-width="3.75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3cm" fo:min-width="2.57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3cm" fo:min-width="1.15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3cm" fo:min-width="1.152cm"/>
    </style:style>
    <style:style style:name="gr11" style:family="graphic" style:parent-style-name="standard">
      <style:graphic-properties draw:textarea-horizontal-align="justify" draw:textarea-vertical-align="middle" draw:auto-grow-height="false" fo:min-height="0.01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0.011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54cm" fo:min-width="1.104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draw:fill="none" fo:min-height="2.344cm"/>
    </style:style>
    <style:style style:name="gr1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7cm" fo:min-width="0.71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7cm" fo:min-width="0.71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1cm" fo:min-width="0.71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6cm" fo:min-width="0.71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6cm" fo:min-width="0.711cm"/>
    </style:style>
    <style:style style:name="gr24" style:family="graphic" style:parent-style-name="standard">
      <style:graphic-properties draw:stroke="none" draw:fill="none" fo:min-height="1.458cm"/>
    </style:style>
    <style:style style:name="gr25" style:family="graphic" style:parent-style-name="objectwithoutfill">
      <style:graphic-properties draw:marker-end="Arrow" draw:marker-end-width="0.3cm" draw:fill="solid" draw:textarea-vertical-align="middle"/>
    </style:style>
    <style:style style:name="gr26" style:family="graphic" style:parent-style-name="standard">
      <style:graphic-properties draw:textarea-horizontal-align="justify" draw:textarea-vertical-align="middle" draw:auto-grow-height="false" fo:min-height="1.579cm" fo:min-width="1.03cm"/>
    </style:style>
    <style:style style:name="gr27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style:paragraph-properties fo:text-align="center" style:writing-mode="lr-tb"/>
      <style:text-properties fo:font-size="18pt"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font-size="20pt" fo:language="en" fo:country="G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="none"/>
      <style:paragraph-properties style:writing-mode="lr-tb"/>
      <style:text-properties fo:font-size="22pt" style:font-size-asian="22pt" style:font-size-complex="22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language="en" fo:country="GB"/>
    </style:style>
    <style:style style:name="T1" style:family="text">
      <style:text-properties fo:language="en" fo:country="GB"/>
    </style:style>
    <style:style style:name="T2" style:family="text">
      <style:text-properties fo:font-size="18pt" fo:language="en" fo:country="GB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20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fo:language="en" fo:country="GB"/>
    </style:style>
    <style:style style:name="T6" style:family="text">
      <style:text-properties style:text-position="-33% 58%" fo:font-size="18pt" fo:language="en" fo:country="GB"/>
    </style:style>
    <style:style style:name="T7" style:family="text">
      <style:text-properties style:text-position="-33% 58%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2pt" fo:language="en" fo:country="GB" style:font-size-asian="22pt" style:font-size-complex="22pt"/>
    </style:style>
    <style:style style:name="T11" style:family="text">
      <style:text-properties style:text-position="-33% 58%" fo:font-size="22pt" fo:language="en" fo:country="GB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2.38cm" svg:height="0.782cm" svg:x="6.342cm" svg:y="1.1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2.38cm" svg:height="0.782cm" svg:x="13.163cm" svg:y="1.1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2.38cm" svg:height="0.783cm" svg:x="6.342cm" svg:y="6.6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2.38cm" svg:height="0.782cm" draw:transform="rotate (1.5707963267949) translate (10.7cm 5.401cm)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342cm" svg:y1="1.507cm" svg:x2="3.991cm" svg:y2="3.022cm" draw:start-shape="id1" draw:start-glue-point="3" draw:end-shape="id2" draw:end-glue-point="4" svg:d="M6342 1507h-2351v1515" svg:viewBox="0 0 2352 1516">
          <text:p/>
        </draw:connector>
        <draw:connector draw:style-name="gr3" draw:text-style-name="P1" draw:layer="layout" svg:x1="3.991cm" svg:y1="5.641cm" svg:x2="6.342cm" svg:y2="7.049cm" draw:start-shape="id2" draw:start-glue-point="8" draw:end-shape="id3" draw:end-glue-point="3" svg:d="M3991 5641v1408h2351" svg:viewBox="0 0 2352 1409">
          <text:p/>
        </draw:connector>
        <draw:connector draw:style-name="gr3" draw:text-style-name="P1" draw:layer="layout" draw:line-skew="0.515cm" svg:x1="17.437cm" svg:y1="11.07cm" svg:x2="11.079cm" svg:y2="11.834cm" draw:start-shape="id4" draw:start-glue-point="2" draw:end-shape="id5" draw:end-glue-point="6" svg:d="M17437 11070v1780h-6358v-1016" svg:viewBox="0 0 6359 1781">
          <text:p/>
        </draw:connector>
        <draw:connector draw:style-name="gr3" draw:text-style-name="P1" draw:layer="layout" svg:x1="11.091cm" svg:y1="5.401cm" svg:x2="17.297cm" svg:y2="7.091cm" draw:start-shape="id6" draw:start-glue-point="3" draw:end-shape="id7" draw:end-glue-point="6" svg:d="M11091 5401v1690h6206" svg:viewBox="0 0 6207 1691">
          <text:p/>
        </draw:connector>
        <draw:connector draw:style-name="gr3" draw:text-style-name="P1" draw:layer="layout" svg:x1="13.163cm" svg:y1="1.507cm" svg:x2="11.091cm" svg:y2="3.021cm" draw:start-shape="id8" draw:start-glue-point="3" draw:end-shape="id6" draw:end-glue-point="1" svg:d="M13163 1507h-2072v1514" svg:viewBox="0 0 2073 1515">
          <text:p/>
        </draw:connector>
        <draw:custom-shape draw:style-name="gr4" draw:text-style-name="P2" xml:id="id2" draw:id="id2" draw:layer="layout" svg:width="2.618cm" svg:height="2.619cm" svg:x="2.682cm" svg:y="3.022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5" draw:id="id5" draw:layer="layout" svg:width="3.061cm" svg:height="3.657cm" svg:x="9.548cm" svg:y="8.177cm">
          <text:p text:style-name="P3"><text:span text:style-name="T2">+</text:span></text:p>
          <text:p text:style-name="P3"><text:span text:style-name="T2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4" draw:layer="layout" svg:width="4.254cm" svg:height="1.583cm" svg:x="11.9cm" svg:y="10.736cm">
          <draw:text-box>
            <text:p><text:span text:style-name="T3">V</text:span><text:span text:style-name="T4">d</text:span><text:span text:style-name="T3"> </text:span><text:span text:style-name="T5"><text:s/></text:span></text:p>
          </draw:text-box>
        </draw:frame>
        <draw:connector draw:style-name="gr3" draw:text-style-name="P5" draw:layer="layout" svg:x1="8.722cm" svg:y1="7.049cm" svg:x2="11.079cm" svg:y2="8.177cm" draw:start-shape="id3" draw:start-glue-point="1" draw:end-shape="id5" draw:end-glue-point="4" svg:d="M8722 7049h2357v1128" svg:viewBox="0 0 2358 1129">
          <text:p/>
        </draw:connector>
        <draw:connector draw:style-name="gr3" draw:text-style-name="P5" draw:layer="layout" svg:x1="8.722cm" svg:y1="1.507cm" svg:x2="11.091cm" svg:y2="3.021cm" draw:start-shape="id1" draw:start-glue-point="1" draw:end-shape="id6" draw:end-glue-point="1" svg:d="M8722 1507h2369v1514" svg:viewBox="0 0 2370 1515">
          <text:p/>
        </draw:connector>
        <draw:connector draw:style-name="gr3" draw:text-style-name="P5" draw:layer="layout" svg:x1="15.543cm" svg:y1="1.507cm" svg:x2="17.437cm" svg:y2="8.616cm" draw:start-shape="id8" draw:start-glue-point="1" draw:end-shape="id4" draw:end-glue-point="0" svg:d="M15543 1507h1894v7109" svg:viewBox="0 0 1895 7110">
          <text:p/>
        </draw:connector>
        <draw:custom-shape draw:style-name="gr2" draw:text-style-name="P1" xml:id="id9" draw:id="id9" draw:layer="layout" svg:width="2.38cm" svg:height="0.783cm" svg:x="6.34cm" svg:y="12.4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2.38cm" svg:height="0.783cm" draw:transform="rotate (1.5707963267949) translate (3.593cm 11.085cm)">
          <text:p/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8.72cm" svg:y1="12.875cm" svg:x2="11.079cm" svg:y2="11.834cm" draw:start-shape="id9" draw:start-glue-point="1" draw:end-shape="id5" draw:end-glue-point="6" svg:d="M8720 12875h2359v-1041" svg:viewBox="0 0 2360 1042">
          <text:p/>
        </draw:connector>
        <draw:connector draw:style-name="gr3" draw:text-style-name="P5" draw:layer="layout" svg:x1="3.984cm" svg:y1="8.705cm" svg:x2="6.342cm" svg:y2="7.049cm" draw:start-shape="id10" draw:start-glue-point="1" draw:end-shape="id3" draw:end-glue-point="3" svg:d="M3984 8705v-1656h2358" svg:viewBox="0 0 2359 1657">
          <text:p/>
        </draw:connector>
        <draw:connector draw:style-name="gr3" draw:text-style-name="P5" draw:layer="layout" svg:x1="3.984cm" svg:y1="11.085cm" svg:x2="6.34cm" svg:y2="12.875cm" draw:start-shape="id10" draw:start-glue-point="3" draw:end-shape="id9" draw:end-glue-point="3" svg:d="M3984 11085v1790h2356" svg:viewBox="0 0 2357 1791">
          <text:p/>
        </draw:connector>
        <draw:frame draw:style-name="gr7" draw:text-style-name="P6" draw:layer="layout" svg:width="3.071cm" svg:height="1.583cm" svg:x="19.21cm" svg:y="8.628cm">
          <draw:text-box>
            <text:p><text:span text:style-name="T2">I</text:span><text:span text:style-name="T6">c</text:span></text:p>
          </draw:text-box>
        </draw:frame>
        <draw:frame draw:style-name="gr8" draw:text-style-name="P7" draw:layer="layout" svg:width="1.651cm" svg:height="1.583cm" svg:x="6.863cm" svg:y="1.898cm">
          <draw:text-box>
            <text:p>R<text:span text:style-name="T7">1</text:span></text:p>
          </draw:text-box>
        </draw:frame>
        <draw:frame draw:style-name="gr8" draw:text-style-name="P7" draw:layer="layout" svg:width="1.651cm" svg:height="1.583cm" svg:x="6.831cm" svg:y="13.267cm">
          <draw:text-box>
            <text:p>R<text:span text:style-name="T7">7</text:span></text:p>
          </draw:text-box>
        </draw:frame>
        <draw:frame draw:style-name="gr8" draw:text-style-name="P7" draw:layer="layout" svg:width="1.651cm" svg:height="1.583cm" svg:x="13.751cm" svg:y="7.441cm">
          <draw:text-box>
            <text:p>R<text:span text:style-name="T7">5</text:span></text:p>
          </draw:text-box>
        </draw:frame>
        <draw:frame draw:style-name="gr9" draw:text-style-name="P7" draw:layer="layout" svg:width="1.652cm" svg:height="1.583cm" svg:x="6.763cm" svg:y="7.441cm">
          <draw:text-box>
            <text:p>R<text:span text:style-name="T7">4</text:span></text:p>
          </draw:text-box>
        </draw:frame>
        <draw:frame draw:style-name="gr8" draw:text-style-name="P7" draw:layer="layout" svg:width="1.651cm" svg:height="1.583cm" svg:x="11.468cm" svg:y="3.567cm">
          <draw:text-box>
            <text:p>R<text:span text:style-name="T7">3</text:span></text:p>
          </draw:text-box>
        </draw:frame>
        <draw:frame draw:style-name="gr10" draw:text-style-name="P7" draw:layer="layout" svg:width="1.652cm" svg:height="1.583cm" svg:x="13.617cm" svg:y="1.898cm">
          <draw:text-box>
            <text:p>R<text:span text:style-name="T7">2</text:span></text:p>
          </draw:text-box>
        </draw:frame>
        <draw:frame draw:style-name="gr8" draw:text-style-name="P7" draw:layer="layout" svg:width="1.651cm" svg:height="1.583cm" svg:x="1.942cm" svg:y="9.052cm">
          <draw:text-box>
            <text:p>R<text:span text:style-name="T7">6</text:span></text:p>
          </draw:text-box>
        </draw:frame>
        <draw:custom-shape draw:style-name="gr11" draw:text-style-name="P5" draw:layer="layout" svg:width="0.333cm" svg:height="0.366cm" svg:x="10.9cm" svg:y="6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7" draw:id="id7" draw:layer="layout" svg:width="0.332cm" svg:height="0.368cm" svg:x="17.297cm" svg:y="6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332cm" svg:height="0.367cm" svg:x="10.902cm" svg:y="12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332cm" svg:height="0.368cm" svg:x="10.902cm" svg:y="1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11" draw:id="id11" draw:layer="layout" svg:width="0.333cm" svg:height="0.368cm" svg:x="3.796cm" svg:y="6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1.604cm" svg:height="3.604cm" svg:x="9.215cm" svg:y="3.15cm">
          <draw:text-box>
            <text:p>+</text:p>
            <text:p>V<text:span text:style-name="T7">b</text:span></text:p>
            <text:p>-</text:p>
          </draw:text-box>
        </draw:frame>
        <draw:line draw:style-name="gr14" draw:text-style-name="P8" draw:layer="layout" svg:x1="4.9cm" svg:y1="8.705cm" svg:x2="4.9cm" svg:y2="11.387cm">
          <text:p/>
        </draw:line>
        <draw:frame draw:style-name="gr15" draw:text-style-name="P9" draw:layer="layout" svg:width="2.611cm" svg:height="2.594cm" svg:x="5.109cm" svg:y="9.059cm">
          <draw:text-box>
            <text:p><text:span text:style-name="T8">I</text:span><text:span text:style-name="T9">d</text:span></text:p>
          </draw:text-box>
        </draw:frame>
        <draw:g xml:id="id4" draw:id="id4">
          <draw:line draw:style-name="gr16" draw:text-style-name="P8" draw:layer="layout" svg:x1="17.438cm" svg:y1="8.616cm" svg:x2="17.438cm" svg:y2="9.432cm">
            <text:p/>
          </draw:line>
          <draw:line draw:style-name="gr16" draw:text-style-name="P8" draw:layer="layout" svg:x1="16.357cm" svg:y1="9.439cm" svg:x2="18.517cm" svg:y2="9.439cm">
            <text:p/>
          </draw:line>
          <draw:line draw:style-name="gr16" draw:text-style-name="P8" draw:layer="layout" svg:x1="16.358cm" svg:y1="10.259cm" svg:x2="18.518cm" svg:y2="10.259cm">
            <text:p/>
          </draw:line>
          <draw:line draw:style-name="gr16" draw:text-style-name="P8" draw:layer="layout" svg:x1="17.438cm" svg:y1="10.254cm" svg:x2="17.438cm" svg:y2="11.07cm">
            <text:p/>
          </draw:line>
        </draw:g>
        <draw:line draw:style-name="gr14" draw:text-style-name="P8" draw:layer="layout" svg:x1="19.007cm" svg:y1="7.907cm" svg:x2="19.007cm" svg:y2="10.589cm">
          <text:p/>
        </draw:line>
        <draw:frame draw:style-name="gr10" draw:text-style-name="P7" draw:layer="layout" svg:width="1.652cm" svg:height="1.583cm" svg:x="15.786cm" svg:y="10.259cm">
          <draw:text-box>
            <text:p>C</text:p>
          </draw:text-box>
        </draw:frame>
        <draw:g xml:id="id12" draw:id="id12">
          <draw:line draw:style-name="gr17" draw:text-style-name="P8" draw:layer="layout" svg:x1="2.86cm" svg:y1="8.425cm" svg:x2="1.119cm" svg:y2="8.441cm">
            <text:p/>
          </draw:line>
          <draw:line draw:style-name="gr17" draw:text-style-name="P8" draw:layer="layout" svg:x1="2.861cm" svg:y1="8.416cm" svg:x2="1.12cm" svg:y2="8.432cm">
            <text:p/>
          </draw:line>
          <draw:line draw:style-name="gr17" draw:text-style-name="P8" draw:layer="layout" svg:x1="1.595cm" svg:y1="8.774cm" svg:x2="2.46cm" svg:y2="8.774cm">
            <text:p/>
          </draw:line>
          <draw:line draw:style-name="gr17" draw:text-style-name="P8" draw:layer="layout" svg:x1="1.828cm" svg:y1="9.074cm" svg:x2="2.244cm" svg:y2="9.074cm">
            <text:p/>
          </draw:line>
          <draw:line draw:style-name="gr17" draw:text-style-name="P8" draw:layer="layout" svg:x1="2.013cm" svg:y1="8.403cm" svg:x2="2.02cm" svg:y2="7.63cm">
            <text:p/>
          </draw:line>
        </draw:g>
        <draw:connector draw:style-name="gr18" draw:text-style-name="P5" draw:layer="layout" svg:x1="3.796cm" svg:y1="7.091cm" svg:x2="1.99cm" svg:y2="7.63cm" draw:start-shape="id11" draw:start-glue-point="6" draw:end-shape="id12" draw:end-glue-point="0" svg:d="M3796 7091h-1806v539" svg:viewBox="0 0 1807 540">
          <text:p/>
        </draw:connector>
        <draw:frame draw:style-name="gr19" draw:text-style-name="P7" draw:layer="layout" svg:width="1.212cm" svg:height="1.367cm" svg:x="3.707cm" svg:y="0.45cm">
          <draw:text-box draw:corner-radius="0.26cm">
            <text:p>1</text:p>
          </draw:text-box>
        </draw:frame>
        <draw:frame draw:style-name="gr20" draw:text-style-name="P7" draw:layer="layout" svg:width="1.211cm" svg:height="1.367cm" svg:x="10.719cm" svg:y="0.35cm">
          <draw:text-box>
            <text:p>2</text:p>
          </draw:text-box>
        </draw:frame>
        <draw:frame draw:style-name="gr21" draw:text-style-name="P7" draw:layer="layout" svg:width="1.212cm" svg:height="1.811cm" svg:x="17.207cm" svg:y="0.441cm">
          <draw:text-box>
            <text:p>3</text:p>
          </draw:text-box>
        </draw:frame>
        <draw:frame draw:style-name="gr19" draw:text-style-name="P7" draw:layer="layout" svg:width="1.212cm" svg:height="1.367cm" svg:x="11.092cm" svg:y="5.823cm">
          <draw:text-box>
            <text:p>5</text:p>
          </draw:text-box>
        </draw:frame>
        <draw:frame draw:style-name="gr22" draw:text-style-name="P7" draw:layer="layout" svg:width="1.212cm" svg:height="1.366cm" svg:x="3.559cm" svg:y="12.932cm">
          <draw:text-box>
            <text:p>7</text:p>
          </draw:text-box>
        </draw:frame>
        <draw:frame draw:style-name="gr23" draw:text-style-name="P7" draw:layer="layout" svg:width="1.211cm" svg:height="1.366cm" svg:x="10.382cm" svg:y="12.932cm">
          <draw:text-box>
            <text:p>8</text:p>
          </draw:text-box>
        </draw:frame>
        <draw:frame draw:style-name="gr19" draw:text-style-name="P7" draw:layer="layout" svg:width="1.212cm" svg:height="1.367cm" svg:x="17.488cm" svg:y="6.392cm">
          <draw:text-box>
            <text:p>6</text:p>
          </draw:text-box>
        </draw:frame>
        <draw:frame draw:style-name="gr24" draw:text-style-name="P10" draw:layer="layout" svg:width="1.495cm" svg:height="1.708cm" svg:x="18.304cm" svg:y="5.061cm">
          <draw:text-box>
            <text:p><text:span text:style-name="T10">I</text:span><text:span text:style-name="T11">b</text:span></text:p>
          </draw:text-box>
        </draw:frame>
        <draw:line draw:style-name="gr25" draw:text-style-name="P11" draw:layer="layout" svg:x1="9.119cm" svg:y1="8.75cm" svg:x2="9.119cm" svg:y2="11.45cm">
          <text:p/>
        </draw:line>
        <draw:line draw:style-name="gr25" draw:text-style-name="P11" draw:layer="layout" svg:x1="8.719cm" svg:y1="12.15cm" svg:x2="6.319cm" svg:y2="12.15cm">
          <text:p/>
        </draw:line>
        <draw:line draw:style-name="gr25" draw:text-style-name="P11" draw:layer="layout" svg:x1="8.719cm" svg:y1="6.25cm" svg:x2="6.319cm" svg:y2="6.25cm">
          <text:p/>
        </draw:line>
        <draw:line draw:style-name="gr25" draw:text-style-name="P11" draw:layer="layout" svg:x1="2.119cm" svg:y1="3.45cm" svg:x2="2.119cm" svg:y2="5.75cm">
          <text:p/>
        </draw:line>
        <draw:line draw:style-name="gr25" draw:text-style-name="P11" draw:layer="layout" svg:x1="8.819cm" svg:y1="0.75cm" svg:x2="6.419cm" svg:y2="0.75cm">
          <text:p/>
        </draw:line>
        <draw:line draw:style-name="gr25" draw:text-style-name="P11" draw:layer="layout" svg:x1="15.519cm" svg:y1="0.75cm" svg:x2="13.119cm" svg:y2="0.75cm">
          <text:p/>
        </draw:line>
        <draw:line draw:style-name="gr25" draw:text-style-name="P11" draw:layer="layout" svg:x1="15.719cm" svg:y1="6.35cm" svg:x2="13.519cm" svg:y2="6.35cm">
          <text:p/>
        </draw:line>
        <draw:line draw:style-name="gr25" draw:text-style-name="P11" draw:layer="layout" svg:x1="10.419cm" svg:y1="3.25cm" svg:x2="10.419cm" svg:y2="5.65cm">
          <text:p/>
        </draw:line>
        <draw:frame draw:style-name="gr8" draw:text-style-name="P7" draw:layer="layout" svg:width="1.651cm" svg:height="1.583cm" svg:x="2.068cm" svg:y="2.167cm">
          <draw:text-box>
            <text:p>v<text:span text:style-name="T7">s</text:span></text:p>
          </draw:text-box>
        </draw:frame>
        <draw:custom-shape draw:style-name="gr2" draw:text-style-name="P1" draw:layer="layout" svg:width="2.38cm" svg:height="0.783cm" svg:x="13.305cm" svg:y="6.658cm">
          <text:p/>
          <draw:enhanced-geometry svg:viewBox="0 0 21600 21600" draw:type="rectangle" draw:enhanced-path="M 0 0 L 21600 0 21600 21600 0 21600 0 0 Z N"/>
        </draw:custom-shape>
        <draw:g>
          <draw:custom-shape draw:style-name="gr26" draw:text-style-name="P1" draw:layer="layout" svg:width="3.059cm" svg:height="3.657cm" svg:x="15.906cm" svg:y="2.43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27" draw:text-style-name="P12" draw:layer="layout" svg:x1="17.432cm" svg:y1="3.5cm" svg:x2="17.432cm" svg:y2="5.29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04T15:27:04.130719823</meta:creation-date>
    <dc:date>2021-04-04T21:35:15.722980357</dc:date>
    <meta:editing-duration>PT20M22S</meta:editing-duration>
    <meta:editing-cycles>3</meta:editing-cycles>
    <meta:generator>LibreOffice/6.0.7.3$Linux_X86_64 LibreOffice_project/00m0$Build-3</meta:generator>
    <meta:document-statistic meta:object-count="71"/>
  </office:meta>
</office:document-meta>
</file>